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E000000C3E6B1D9E495B35C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59abc" officeooo:paragraph-rsid="00159abc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5e327" officeooo:paragraph-rsid="0015e327" style:font-size-asian="16pt" style:font-size-complex="16pt"/>
    </style:style>
    <style:style style:name="P4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vOps Technical Assessment – Pokémon API Scanner</text:p>
      <text:p text:style-name="P1"/>
      <text:p text:style-name="P1"/>
      <text:p text:style-name="P2">Scenario 1</text:p>
      <text:p text:style-name="P2"/>
      <text:p text:style-name="P3">Output</text:p>
      <text:p text:style-name="P2"/>
      <text:p text:style-name="P3"><text:line-break/><text:line-break/><text:line-break/><draw:frame draw:style-name="fr1" draw:name="Image1" text:anchor-type="char" svg:width="13.494cm" svg:height="5.159cm" draw:z-index="0"><draw:image xlink:href="Pictures/10000001000001FE000000C3E6B1D9E495B35CF9.png" xlink:type="simple" xlink:show="embed" xlink:actuate="onLoad" draw:mime-type="image/png"/></draw:frame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9:28:21.055425862</meta:creation-date>
    <dc:date>2025-03-30T21:17:38.621210181</dc:date>
    <meta:editing-duration>PT18M46S</meta:editing-duration>
    <meta:editing-cycles>1</meta:editing-cycles>
    <meta:document-statistic meta:table-count="0" meta:image-count="1" meta:object-count="0" meta:page-count="1" meta:paragraph-count="4" meta:word-count="9" meta:character-count="68" meta:non-whitespace-character-count="58"/>
    <meta:generator>LibreOffice/7.3.7.2$Linux_X86_64 LibreOffice_project/30$Build-2</meta:generator>
  </office:meta>
</office:document-meta>
</file>